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0-26_08-34-32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9"/>
          <table:table-cell table:style-name="ce4"/>
          <table:table-cell table:style-name="ce4"/>
          <table:table-cell table:style-name="ce38" table:formula="of:=IF([.E2]=&quot;&quot;;[.C2];CONCATENATE([.C2];&quot; / &quot;;[.E2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6_12-35-53_000.jpg</text:p>
          </table:table-cell>
          <table:table-cell table:style-name="ce11" office:value-type="string">
            <text:p>:m 食べた物</text:p>
          </table:table-cell>
          <table:table-cell table:style-name="ce11"/>
          <table:table-cell table:style-name="ce4"/>
          <table:table-cell table:style-name="ce4"/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10-26_14-16-52_000.jpg</text:p>
          </table:table-cell>
          <table:table-cell table:style-name="ce11" office:value-type="string">
            <text:p>:m RES 1*2 / free# JVEMV6 68#_12:1 / 68. theoretical-physics(tp) / w=~,topics=方向微分；最速降下線,other=~,s=~,i=~,doc=r-5-1~3#5;r-3-1~2</text:p>
          </table:table-cell>
          <table:table-cell table:style-name="ce11"/>
          <table:table-cell table:style-name="ce4"/>
          <table:table-cell table:style-name="ce4"/>
          <table:table-cell table:style-name="ce38" table:formula="of:=IF([.E4]=&quot;&quot;;[.C4];CONCATENATE([.C4];&quot; / &quot;;[.E4]))" office:value-type="string" office:string-value=":m RES 1*2 / free# JVEMV6 68#_12:1 / 68. theoretical-physics(tp) / w=~,topics=方向微分；最速降下線,other=~,s=~,i=~,doc=r-5-1~3#5;r-3-1~2">
            <text:p>:m RES 1*2 / free# JVEMV6 68#_12:1 / 68. theoretical-physics(tp) / w=~,topics=方向微分；最速降下線,other=~,s=~,i=~,doc=r-5-1~3#5;r-3-1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10-26_14-17-11_000.jpg</text:p>
          </table:table-cell>
          <table:table-cell table:style-name="ce11" office:value-type="string">
            <text:p>:m RES 2*2 / free# JVEMV6 68#_12:1 / 68. theoretical-physics(tp) / w=微小時間、微分,topics=最速降下線,other=~,s=~,i=~,doc=r-3-1~2#2</text:p>
          </table:table-cell>
          <table:table-cell table:style-name="ce11"/>
          <table:table-cell table:style-name="ce4"/>
          <table:table-cell table:style-name="ce4"/>
          <table:table-cell table:style-name="ce38" table:formula="of:=IF([.E5]=&quot;&quot;;[.C5];CONCATENATE([.C5];&quot; / &quot;;[.E5]))" office:value-type="string" office:string-value=":m RES 2*2 / free# JVEMV6 68#_12:1 / 68. theoretical-physics(tp) / w=微小時間、微分,topics=最速降下線,other=~,s=~,i=~,doc=r-3-1~2#2">
            <text:p>:m RES 2*2 / free# JVEMV6 68#_12:1 / 68. theoretical-physics(tp) / w=微小時間、微分,topics=最速降下線,other=~,s=~,i=~,doc=r-3-1~2#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10-26_15-00-16_000.jpg</text:p>
          </table:table-cell>
          <table:table-cell table:style-name="ce11" office:value-type="string">
            <text:p>:m #*# RES / JVEMV6 64#129_-- / 『増鏡』 著者=~,校注=~ / p.252 / w:御娘おんむすめ；建久；文治,topic:後鳥羽天皇</text:p>
          </table:table-cell>
          <table:table-cell table:style-name="ce19"/>
          <table:table-cell table:style-name="ce4"/>
          <table:table-cell table:style-name="ce4"/>
          <table:table-cell table:style-name="ce38" table:formula="of:=IF([.E6]=&quot;&quot;;[.C6];CONCATENATE([.C6];&quot; / &quot;;[.E6]))" office:value-type="string" office:string-value=":m #*# RES / JVEMV6 64#129_-- / 『増鏡』 著者=~,校注=~ / p.252 / w:御娘おんむすめ；建久；文治,topic:後鳥羽天皇">
            <text:p>:m #*# RES / JVEMV6 64#129_-- / 『増鏡』 著者=~,校注=~ / p.252 / w:御娘おんむすめ；建久；文治,topic:後鳥羽天皇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10-26_15-04-06_000.jpg</text:p>
          </table:table-cell>
          <table:table-cell table:style-name="ce11" office:value-type="string">
            <text:p>:PHOTO 記録 / @自室 / what=体温計：数値 / for=定点観測 / occasion=熱っぽい。前歯、左１本目。の、歯茎。腫れている。腫脹。</text:p>
          </table:table-cell>
          <table:table-cell table:style-name="ce11"/>
          <table:table-cell table:style-name="ce4"/>
          <table:table-cell table:style-name="ce4"/>
          <table:table-cell table:style-name="ce38" table:formula="of:=IF([.E7]=&quot;&quot;;[.C7];CONCATENATE([.C7];&quot; / &quot;;[.E7]))" office:value-type="string" office:string-value=":PHOTO 記録 / @自室 / what=体温計：数値 / for=定点観測 / occasion=熱っぽい。前歯、左１本目。の、歯茎。腫れている。腫脹。">
            <text:p>:PHOTO 記録 / @自室 / what=体温計：数値 / for=定点観測 / occasion=熱っぽい。前歯、左１本目。の、歯茎。腫れている。腫脹。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10-26_19-09-39_000.jpg</text:p>
          </table:table-cell>
          <table:table-cell table:style-name="ce11" office:value-type="string">
            <text:p>:m :篠笛,shinobue #*# / session-memo / s.1:todays-melody,genr=~,for=transition:1_~6-7,key=h-6(Gf),tempo=~,R=1,i.f.=~,notes=h:1_-6-7;pitch:1-2-3f,ReX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8]=&quot;&quot;;[.C8];CONCATENATE([.C8];&quot; / &quot;;[.E8]))" office:value-type="string" office:string-value=":m :篠笛,shinobue #*# / session-memo / s.1:todays-melody,genr=~,for=transition:1_~6-7,key=h-6(Gf),tempo=~,R=1,i.f.=~,notes=h:1_-6-7;pitch:1-2-3f,ReX,other=~">
            <text:p>:m :篠笛,shinobue #*# / session-memo / s.1:todays-melody,genr=~,for=transition:1_~6-7,key=h-6(Gf),tempo=~,R=1,i.f.=~,notes=h:1_-6-7;pitch:1-2-3f,ReX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10-26_19-12-03_000.jpg</text:p>
          </table:table-cell>
          <table:table-cell table:style-name="ce11" office:value-type="string">
            <text:p>:m RES 1*4 / free# JVEMV6 68#_12:2 / 68. theoretical-physics(tp) / w=~,topics=最速降下線,other=orig+:spreadsheet+,s=~,i=~,doc=r-5-1~4#2.1</text:p>
          </table:table-cell>
          <table:table-cell table:style-name="ce18"/>
          <table:table-cell table:style-name="ce4"/>
          <table:table-cell table:style-name="ce4"/>
          <table:table-cell table:style-name="ce38" table:formula="of:=IF([.E9]=&quot;&quot;;[.C9];CONCATENATE([.C9];&quot; / &quot;;[.E9]))" office:value-type="string" office:string-value=":m RES 1*4 / free# JVEMV6 68#_12:2 / 68. theoretical-physics(tp) / w=~,topics=最速降下線,other=orig+:spreadsheet+,s=~,i=~,doc=r-5-1~4#2.1">
            <text:p>:m RES 1*4 / free# JVEMV6 68#_12:2 / 68. theoretical-physics(tp) / w=~,topics=最速降下線,other=orig+:spreadsheet+,s=~,i=~,doc=r-5-1~4#2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10-26_19-12-22_000.jpg</text:p>
          </table:table-cell>
          <table:table-cell table:style-name="ce11" office:value-type="string">
            <text:p>:m RES 2*4 / free# JVEMV6 68#_12:2 / 68. theoretical-physics(tp) / w=~,topics=最速降下線,other=~,s=~,i=~,doc=r-5-1~5</text:p>
          </table:table-cell>
          <table:table-cell table:style-name="ce19"/>
          <table:table-cell table:style-name="ce4"/>
          <table:table-cell table:style-name="ce4"/>
          <table:table-cell table:style-name="ce38" table:formula="of:=IF([.E10]=&quot;&quot;;[.C10];CONCATENATE([.C10];&quot; / &quot;;[.E10]))" office:value-type="string" office:string-value=":m RES 2*4 / free# JVEMV6 68#_12:2 / 68. theoretical-physics(tp) / w=~,topics=最速降下線,other=~,s=~,i=~,doc=r-5-1~5">
            <text:p>:m RES 2*4 / free# JVEMV6 68#_12:2 / 68. theoretical-physics(tp) / w=~,topics=最速降下線,other=~,s=~,i=~,doc=r-5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4" office:value-type="string">
            <text:p>2021-10-26_19-12-43_000.jpg</text:p>
          </table:table-cell>
          <table:table-cell table:style-name="ce11" office:value-type="string">
            <text:p>:m RES 3*4 / free# JVEMV6 68#_12:2 / 68. theoretical-physics(tp) / w=~,topics=最速降下線,other=~,s=~,i=~,doc=r-5-1~5</text:p>
          </table:table-cell>
          <table:table-cell table:style-name="ce11"/>
          <table:table-cell table:style-name="ce4"/>
          <table:table-cell table:style-name="ce4"/>
          <table:table-cell table:style-name="ce38" table:formula="of:=IF([.E11]=&quot;&quot;;[.C11];CONCATENATE([.C11];&quot; / &quot;;[.E11]))" office:value-type="string" office:string-value=":m RES 3*4 / free# JVEMV6 68#_12:2 / 68. theoretical-physics(tp) / w=~,topics=最速降下線,other=~,s=~,i=~,doc=r-5-1~5">
            <text:p>:m RES 3*4 / free# JVEMV6 68#_12:2 / 68. theoretical-physics(tp) / w=~,topics=最速降下線,other=~,s=~,i=~,doc=r-5-1~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10-26_19-13-01_000.jpg</text:p>
          </table:table-cell>
          <table:table-cell table:style-name="ce11" office:value-type="string">
            <text:p>:m RES 4*4 / free# JVEMV6 68#_12:2 / 68. theoretical-physics(tp) / w=~,topics=最速降下線,other=~,s=~,i=~,doc=r-5-1~5 / N+</text:p>
          </table:table-cell>
          <table:table-cell table:style-name="ce11"/>
          <table:table-cell table:style-name="ce4"/>
          <table:table-cell table:style-name="ce4"/>
          <table:table-cell table:style-name="ce38" table:formula="of:=IF([.E12]=&quot;&quot;;[.C12];CONCATENATE([.C12];&quot; / &quot;;[.E12]))" office:value-type="string" office:string-value=":m RES 4*4 / free# JVEMV6 68#_12:2 / 68. theoretical-physics(tp) / w=~,topics=最速降下線,other=~,s=~,i=~,doc=r-5-1~5 / N+">
            <text:p>:m RES 4*4 / free# JVEMV6 68#_12:2 / 68. theoretical-physics(tp) / w=~,topics=最速降下線,other=~,s=~,i=~,doc=r-5-1~5 / N+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10-26_21-16-48_000.jpg</text:p>
          </table:table-cell>
          <table:table-cell table:style-name="ce19" office:value-type="string">
            <text:p>:m 食べた物</text:p>
          </table:table-cell>
          <table:table-cell table:style-name="ce18"/>
          <table:table-cell table:style-name="ce4"/>
          <table:table-cell table:style-name="ce4"/>
          <table:table-cell table:style-name="ce38" table:formula="of:=IF([.E13]=&quot;&quot;;[.C13];CONCATENATE([.C13];&quot; / &quot;;[.E1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10-27_01-11-52_000.jpg</text:p>
          </table:table-cell>
          <table:table-cell table:style-name="ce11" office:value-type="string">
            <text:p>:m :PHOTO 寝た時刻 / 2021</text:p>
          </table:table-cell>
          <table:table-cell table:style-name="ce11"/>
          <table:table-cell table:style-name="ce4"/>
          <table:table-cell table:style-name="ce4"/>
          <table:table-cell table:style-name="ce38" table:formula="of:=IF([.E14]=&quot;&quot;;[.C14];CONCATENATE([.C14];&quot; / &quot;;[.E14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10-27_07-09-01_000.jpg</text:p>
          </table:table-cell>
          <table:table-cell table:style-name="ce18" office:value-type="string">
            <text:p>:m :PHOTO 起きた時刻 / 2021</text:p>
          </table:table-cell>
          <table:table-cell table:style-name="ce18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10-26_18-48-23_000.mp4</text:p>
          </table:table-cell>
          <table:table-cell table:style-name="ce18" office:value-type="string">
            <text:p>:VIDEO / @自室 / 記録 / jap.flute / 演奏、play / R=1 / todays-melody,genr=~,for=~,key=h-6(Gf),tempo=~,R=~,i.f.=~,memo=~,elements=~,notes=h:1_;6;7;pitch:1-2-3f,Re+,other=fingering:for-pitch:5</text:p>
          </table:table-cell>
          <table:table-cell table:style-name="ce20"/>
          <table:table-cell table:style-name="ce4"/>
          <table:table-cell table:style-name="ce4"/>
          <table:table-cell table:style-name="ce38" table:formula="of:=IF([.E16]=&quot;&quot;;[.C16];CONCATENATE([.C16];&quot; / &quot;;[.E16]))" office:value-type="string" office:string-value=":VIDEO / @自室 / 記録 / jap.flute / 演奏、play / R=1 / todays-melody,genr=~,for=~,key=h-6(Gf),tempo=~,R=~,i.f.=~,memo=~,elements=~,notes=h:1_;6;7;pitch:1-2-3f,Re+,other=fingering:for-pitch:5">
            <text:p>:VIDEO / @自室 / 記録 / jap.flute / 演奏、play / R=1 / todays-melody,genr=~,for=~,key=h-6(Gf),tempo=~,R=~,i.f.=~,memo=~,elements=~,notes=h:1_;6;7;pitch:1-2-3f,Re+,other=fingering:for-pitch:5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10-26_22-37-16_000.mp4</text:p>
          </table:table-cell>
          <table:table-cell table:style-name="ce11" office:value-type="string">
            <text:p>:VIDEO / @自室 / 記録 / jap.flute / 演奏、play / todays-melody,genr=~,for=~,key=~,tempo=~,R=2,i.f.=~,memo=~,elements=~,notes=,Re+,other=~</text:p>
          </table:table-cell>
          <table:table-cell table:style-name="ce11"/>
          <table:table-cell table:style-name="ce4"/>
          <table:table-cell table:style-name="ce4"/>
          <table:table-cell table:style-name="ce38" table:formula="of:=IF([.E17]=&quot;&quot;;[.C17];CONCATENATE([.C17];&quot; / &quot;;[.E17]))" office:value-type="string" office:string-value=":VIDEO / @自室 / 記録 / jap.flute / 演奏、play / todays-melody,genr=~,for=~,key=~,tempo=~,R=2,i.f.=~,memo=~,elements=~,notes=,Re+,other=~">
            <text:p>:VIDEO / @自室 / 記録 / jap.flute / 演奏、play / todays-melody,genr=~,for=~,key=~,tempo=~,R=2,i.f.=~,memo=~,elements=~,notes=,Re+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18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8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1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1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11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1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8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number-columns-repeated="2" table:style-name="ce11" office:value-type="string">
            <text:p>**</text:p>
          </table:table-cell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string" office:string-value="**">
            <text:p>*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/>
          <table:table-cell table:style-name="ce11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/>
          <table:table-cell table:style-name="ce11"/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/>
          <table:table-cell table:style-name="ce11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1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3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8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2" office:value-type="string">
            <text:p>blank</text:p>
          </table:table-cell>
          <table:table-cell table:style-name="ce32" table:formula="of:=COUNTBLANK([.$C$2:.C1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total</text:p>
          </table:table-cell>
          <table:table-cell table:style-name="ce32" table:formula="of:=COUNTA([.$B$2:.$B29])" office:value-type="float" office:value="16">
            <text:p>16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6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2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2" office:value-type="string">
            <text:p>:bookmemo / 読んだ本 / 『』 / 著者=XXX</text:p>
          </table:table-cell>
          <table:table-cell table:style-name="ce32" table:formula="of:=COUNTIF([.$C$2:.$C29];[.B30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7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　（for オナニー） / 未了 / 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1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:PHOTO 起きた時刻 / 2021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二度寝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1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08:46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0-27T08:46:15.31</dc:date>
    <dc:creator>iwabuchi ken</dc:creator>
    <meta:editing-duration>P38DT23H47M29S</meta:editing-duration>
    <meta:editing-cycles>13631</meta:editing-cycles>
    <meta:document-statistic meta:table-count="1" meta:cell-count="440" meta:object-count="0"/>
  </office:meta>
</office:document-meta>
</file>